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Las narrativas de Occidente realizan la danza más extraña alrededor de esa hoguera en la que se ha condenado a arder el mestizaje y sus practicantes.  Entre las llamas, vemos a las ancianas de Salem colgadas, acusadas de tener relaciones sexuales con el diablo negro; sospechamos que murieron porque cruzaron una frontera diferente: una que prohíbe que las mujeres administren propiedades y vivan vidas solitarias, sin que las controlen. Las llamas devoran a los judíos de la Inglaterra del siglo XIII, quienes, se decía, robaban niños de sus familias y preparaban matzá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americana se expandía bajo el estandarte del Destino Manifiesto en el siglo XIX, circulaban historias sobre cómo los "indios" secuestraban rutinariamente a mujeres blancas para tenerlas como esposas; el Occidente era un lugar de peligro que se buscaba domar para convertirlo en granjas, y a sus amenazantes habitantes nativos se les consideraba aptos solo para ser despojados de sus tierras. Poco importa que el protagonista de *Hijo nativo* de Richard Wright no violara ni descuartizara a la hija de su empleador; esa narrativa es proporcionada por la policía, por una sociedad blanca enfurecida, y de hecho, por la propia historia occidental.   En la novela, como en la vida, la amenaza surge cuando un no blanco abandona la reserva que le fue asignada;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  El monstruo es transgresor, demasiado sexual, perversamente erótico, un infractor de la ley; y por ello, el monstruo y todo lo que encarna debe ser exiliado o destruido.  Sin embargo, lo reprimido parece que siempre regresa como el propio Freud.</text:p>
      <text:h text:style-name="Heading_20_4" text:outline-level="4"><text:bookmark-start text:name="thesis-vi-fear-of-the-monster-is-really-a-kind-of-desire"/>Tesis VI: El miedo al monstruo es, en realidad, una especie de deseo<text:bookmark-end text:name="thesis-vi-fear-of-the-monster-is-really-a-kind-of-desire"/></text:h>
      <text:p text:style-name="First_20_paragraph">El monstruo está continuamente ligado a prácticas prohibidas, para normalizar y reforzar. El monstruo también atrae. Las mismas criaturas que nos aterrorizan e imponen prohibiciones pueden evocar poderosas fantasías de escape;  la vinculación de la monstruosidad con lo prohibido hace que el monstruo sea aún más atractivo como una salida temporal de las restric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ción.  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categoría y la cultura. Cuando está contenido por una marginación geográfica, genérica o epistémica, el monstruo puede funcionar como un alter ego, como una proyección seductora de un ("Otro") yo. El monstruo despierta al placer del cuerpo, a las alegrías simples y fugaces de estar asustado o de asustar, a la experiencia de la mortalidad y la corporalidad.  Vemos el espectáculo monstruoso de una película de terror porque sabemos que el cine es un lugar temporario, que luego de la punzante sensualidad de las imágenes en celuloide, se regresa al mundo de la comodidad y la luz.  Del mismo modo, la historia en la página ante nosotros puede horrorizarnos (poco importa si aparece en la sección de noticias del New York Times o en la última novela de Stephen King), siempre y cuando estemos seguros de que se acerca su final (la cantidad de páginas en nuestra mano derecha está disminuyendo) y de nuestra liberación de ella. Las narrativas recibidas auditivamente funcionan de manera similar; no importa cuán inquietante sea la descripción del gigante, no importa cuántos niños no bautizados o caballeros indefensos devore, el rey Arturo finalmente lo destruirá. La audiencia conoce cómo funciona el género.</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